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5323" officeooo:paragraph-rsid="001e5323"/>
    </style:style>
    <style:style style:name="P2" style:family="paragraph" style:parent-style-name="Standard">
      <style:paragraph-properties fo:text-align="center" style:justify-single-word="false"/>
      <style:text-properties fo:font-size="24pt" officeooo:rsid="001e5323" officeooo:paragraph-rsid="001e5323" style:font-size-asian="24pt" style:font-size-complex="24pt"/>
    </style:style>
    <style:style style:name="P3" style:family="paragraph" style:parent-style-name="Standard">
      <style:text-properties officeooo:rsid="00200dec" officeooo:paragraph-rsid="001e5323"/>
    </style:style>
    <style:style style:name="P4" style:family="paragraph" style:parent-style-name="Standard">
      <style:paragraph-properties fo:text-align="center" style:justify-single-word="false"/>
      <style:text-properties fo:font-size="24pt" officeooo:rsid="001e5323" officeooo:paragraph-rsid="001e5323" style:font-size-asian="24pt" style:font-size-complex="24pt"/>
    </style:style>
    <style:style style:name="P5" style:family="paragraph" style:parent-style-name="Standard">
      <style:paragraph-properties fo:text-align="center" style:justify-single-word="false"/>
      <style:text-properties fo:font-size="24pt" officeooo:rsid="00215cb7" officeooo:paragraph-rsid="00215cb7" style:font-size-asian="24pt" style:font-size-complex="24pt"/>
    </style:style>
    <style:style style:name="P6" style:family="paragraph" style:parent-style-name="Standard">
      <style:text-properties officeooo:rsid="00215cb7" officeooo:paragraph-rsid="00215cb7"/>
    </style:style>
    <style:style style:name="P7" style:family="paragraph" style:parent-style-name="Standard" style:list-style-name="L2">
      <style:text-properties officeooo:rsid="00215cb7" officeooo:paragraph-rsid="00215c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th 5099 – Colloquium </text:p>
      <text:p text:style-name="P2">Spring 2025</text:p>
      <text:p text:style-name="P5">September 3, 2025</text:p>
      <text:p text:style-name="P1"/>
      <text:p text:style-name="P6">We read two articles about the challenges of being a professional mathematician. <text:s/>Each student reflected and shared on their experience reading these articles. <text:s/>Here are the highlights.</text:p>
      <text:list text:style-name="L2">
        <text:list-item>
          <text:p text:style-name="P7">There is a diversity of experiences of how people approached mathematics in their life and how they responded to it.</text:p>
        </text:list-item>
        <text:list-item>
          <text:p text:style-name="P7">Being a mathematician vs being a scientist is like being a fermion vs being a boson. <text:s/>Scientists are likely to publish papers in collaboration of large groups, whereas mathematicians tend to publish single with some support.</text:p>
        </text:list-item>
        <text:list-item>
          <text:p text:style-name="P7">Many noted mathematicians of history had hard times of doubt. <text:s/>Some came into the subject form elsewhere and others left the subject in pursuit of other topics (typically philosophy). Perseverance seems to be the key to success, though, even when you believe that there is no future in it.</text:p>
        </text:list-item>
        <text:list-item>
          <text:p text:style-name="P7">One such contributor suggested having 12 problems rolling around in your head that remain unsolved and keep applying new knowledge to them to see if there is an inspiratio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5:55:18.589233463</meta:creation-date>
    <meta:generator>LibreOffice/24.2.7.2$Linux_X86_64 LibreOffice_project/420$Build-2</meta:generator>
    <dc:date>2025-09-06T11:50:23.969744921</dc:date>
    <meta:editing-duration>PT11M9S</meta:editing-duration>
    <meta:editing-cycles>4</meta:editing-cycles>
    <meta:document-statistic meta:table-count="0" meta:image-count="0" meta:object-count="0" meta:page-count="1" meta:paragraph-count="8" meta:word-count="173" meta:character-count="1042" meta:non-whitespace-character-count="875"/>
  </office:meta>
</office:document-meta>
</file>